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imbus Roman No9 L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width="0cm" draw:marker-start-width="0.2cm" draw:marker-end-width="0.2cm" draw:fill="none" draw:textarea-vertical-align="middle" draw:auto-grow-height="false" fo:min-height="3.542cm" fo:min-width="0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1.9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2.284cm"/>
    </style:style>
    <style:style style:name="gr5" style:family="graphic" style:parent-style-name="standard">
      <style:graphic-properties draw:fill="none" draw:textarea-vertical-align="middle" draw:auto-grow-height="false" fo:min-height="0.69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Nimbus Roman No9 L"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Nimbus Roman No9 L" fo:font-size="12pt" style:font-size-asian="12pt" style:font-size-complex="12pt"/>
    </style:style>
    <style:style style:name="T1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3cm" svg:y="2.921cm">
          <text:p text:style-name="P1"><text:span text:style-name="T1">0,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cm" svg:y="3.921cm">
          <text:p text:style-name="P1"><text:span text:style-name="T1">1,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cm" svg:y="4.921cm">
          <text:p text:style-name="P1"><text:span text:style-name="T1">2,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cm" svg:y="5.921cm">
          <text:p text:style-name="P1"><text:span text:style-name="T1">3.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4cm" svg:x="2cm" svg:y="2.9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5" draw:layer="layout" svg:width="2.4cm" svg:height="0.815cm" draw:transform="rotate (1.5707963267949) translate (1.25cm 5.921cm)">
          <draw:text-box>
            <text:p><text:span text:style-name="T1">Genotype</text:span></text:p>
          </draw:text-box>
        </draw:frame>
        <draw:frame draw:style-name="gr4" draw:text-style-name="P5" draw:layer="layout" svg:width="2.784cm" svg:height="0.815cm" svg:x="2.166cm" svg:y="1.185cm">
          <draw:text-box>
            <text:p><text:span text:style-name="T1">Chromosome</text:span></text:p>
          </draw:text-box>
        </draw:frame>
        <draw:custom-shape draw:style-name="gr5" draw:text-style-name="P4" draw:layer="layout" svg:width="0.95cm" svg:height="1cm" draw:transform="rotate (-1.5707963267949) translate (4cm 1.9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imbus Roman No9 L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2-13T21:10:07</meta:creation-date>
    <dc:date>2017-04-24T22:03:07.032070699</dc:date>
    <meta:editing-duration>PT8M13S</meta:editing-duration>
    <meta:editing-cycles>8</meta:editing-cycles>
    <meta:generator>LibreOffice/5.3.1.2$Linux_X86_64 LibreOffice_project/30m0$Build-2</meta:generator>
    <meta:document-statistic meta:object-count="8"/>
  </office:meta>
</office:document-meta>
</file>